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9010d" officeooo:paragraph-rsid="0009010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Arial" fo:font-size="12pt" fo:font-weight="normal" officeooo:rsid="0009010d" officeooo:paragraph-rsid="0009010d"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Courier New" fo:font-size="12pt" fo:font-weight="normal" officeooo:rsid="0009010d" officeooo:paragraph-rsid="0009010d"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ourier New" fo:font-size="12pt" fo:font-weight="normal" officeooo:rsid="0009010d" officeooo:paragraph-rsid="0009010d"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SE (Smart Simulated Environment )</text:p>
      <text:p text:style-name="P3">ALL RIGHT RESERVED @ALLHUT</text:p>
      <text:p text:style-name="P3"/>
      <text:p text:style-name="P3">RELEASE: 01</text:p>
      <text:p text:style-name="P3">START DATE: 25 AUG 2016</text:p>
      <text:p text:style-name="P3">END DATE: ----------</text:p>
      <text:p text:style-name="P3"/>
      <text:p text:style-name="P3"/>
      <text:p text:style-name="P3"/>
      <text:p text:style-name="P3"/>
      <text:p text:style-name="P2">Requirement:</text:p>
      <text:p text:style-name="P2"/>
      <text:p text:style-name="P2">* SMART Calculator</text:p>
      <text:p text:style-name="P2">* Command line</text:p>
      <text:p text:style-name="P2"/>
      <text:p text:style-name="P2">Desc: <text:s/>Write the expression on command line it should give the calculated answer with automatic detection of common mathematical symbols and syntax, also it should provide the man page for instructions and other purpose.</text:p>
      <text:p text:style-name="P2">Expression can have basic mathematical operators and advance. </text:p>
      <text:p text:style-name="P2">Can be added functionality for other purpose like loan calculator, EMI calculator, bill calculator etc.</text:p>
      <text:p text:style-name="P2">Show your skills with intellectual features that can be added with related to calculation.</text:p>
      <text:p text:style-name="P2">Calculate area, volume etc measurement of various shapes and size.</text:p>
      <text:p text:style-name="P2">Geometric can be added.</text:p>
      <text:p text:style-name="P2">History can stored </text:p>
      <text:p text:style-name="P2">User login facility can be provide and history will be stored for separate users.</text:p>
      <text:p text:style-name="P2"/>
      <text:p text:style-name="P2"/>
      <text:p text:style-name="P2"><text:s/></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5:25:19.788563124</meta:creation-date>
    <dc:date>2016-08-25T05:53:08.023731967</dc:date>
    <meta:editing-duration>PT12M38S</meta:editing-duration>
    <meta:editing-cycles>1</meta:editing-cycles>
    <meta:document-statistic meta:table-count="0" meta:image-count="0" meta:object-count="0" meta:page-count="1" meta:paragraph-count="17" meta:word-count="128" meta:character-count="823" meta:non-whitespace-character-count="707"/>
    <meta:generator>LibreOffice/4.2.8.2$Linux_X86_64 LibreOffice_project/420m0$Build-2</meta:generator>
  </office:meta>
</office:document-meta>
</file>